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d1a5" officeooo:paragraph-rsid="0015d1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order to run my SumTwoNumbers program, I have to do the following steps:</text:p>
      <text:p text:style-name="P1">1. Open linux terminal.</text:p>
      <text:p text:style-name="P1">2. Change directory where my class is. In my case I used this command:</text:p>
      <text:p text:style-name="P1">“cd /home/supersane/softuni/javaHomework/Intro-Java-Homework/src”</text:p>
      <text:p text:style-name="P1">3. Using javac command to compile the class I want. In my case I used this command:</text:p>
      <text:p text:style-name="P1">“javac SumTwoNumbers.java”</text:p>
      <text:p text:style-name="P1">4. Using java commant I will run already compiled class. In my case I used this command:</text:p>
      <text:p text:style-name="P1">“java SumTwoNumbers”</text:p>
      <text:p text:style-name="P1"/>
      <text:p text:style-name="P1">After loading my program, it is working as intended. Now we know how to compile and execute in termina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00:25:25.563779220</meta:creation-date>
    <dc:date>2015-10-10T00:33:53.271266725</dc:date>
    <meta:editing-duration>P0D</meta:editing-duration>
    <meta:editing-cycles>1</meta:editing-cycles>
    <meta:document-statistic meta:table-count="0" meta:image-count="0" meta:object-count="0" meta:page-count="1" meta:paragraph-count="9" meta:word-count="91" meta:character-count="554" meta:non-whitespace-character-count="472"/>
    <meta:generator>LibreOffice/4.2.8.2$Linux_X86_64 LibreOffice_project/420m0$Build-2</meta:generator>
  </office:meta>
</office:document-meta>
</file>